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ar_witness_199" table:style-name="ta1">
        <table:shapes>
          <draw:frame draw:z-index="0" draw:style-name="gr1" draw:text-style-name="P1" svg:width="15.999cm" svg:height="8.999cm" svg:x="12.467cm" svg:y="0cm">
            <draw:object draw:notify-on-update-of-ranges="liar_witness_199.A2:liar_witness_199.A2 liar_witness_199.A3:liar_witness_199.A201 liar_witness_199.B2:liar_witness_199.B2 liar_witness_199.B3:liar_witness_199.B201 liar_witness_199.C2:liar_witness_199.C2 liar_witness_199.C3:liar_witness_199.C201 liar_witness_199.D2:liar_witness_199.D2 liar_witness_199.D3:liar_witness_199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es counted up to number (only odds): 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truths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Relative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[.C3]/([.B3]+[.C3]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4]/([.B4]+[.C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5]/([.B5]+[.C5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6]/([.B6]+[.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7]/([.B7]+[.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8]/([.B8]+[.C8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9]/([.B9]+[.C9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C10]/([.B10]+[.C10])" office:value-type="float" office:value="0.106382978723404" calcext:value-type="float">
            <text:p>0.1063829787234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C11]/([.B11]+[.C1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C12]/([.B12]+[.C12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3]/([.B13]+[.C13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C14]/([.B14]+[.C14])" office:value-type="float" office:value="0.0888888888888889" calcext:value-type="float">
            <text:p>0.088888888888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5]/([.B15]+[.C15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]/([.B16]+[.C1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7]/([.B17]+[.C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8]/([.B18]+[.C18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19]/([.B19]+[.C19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C20]/([.B20]+[.C20])" office:value-type="float" office:value="0.0930232558139535" calcext:value-type="float">
            <text:p>0.0930232558139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21]/([.B21]+[.C21])" office:value-type="float" office:value="0.0731707317073171" calcext:value-type="float">
            <text:p>0.0731707317073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22]/([.B22]+[.C22])" office:value-type="float" office:value="0.0731707317073171" calcext:value-type="float">
            <text:p>0.07317073170731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23]/([.B23]+[.C23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C24]/([.B24]+[.C24])" office:value-type="float" office:value="0.116279069767442" calcext:value-type="float">
            <text:p>0.116279069767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25]/([.B25]+[.C25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26]/([.B26]+[.C26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27]/([.B27]+[.C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C28]/([.B28]+[.C28]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C29]/([.B29]+[.C29]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0]/([.B30]+[.C30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31]/([.B31]+[.C31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32]/([.B32]+[.C32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3]/([.B33]+[.C33])" office:value-type="float" office:value="0.102564102564103" calcext:value-type="float">
            <text:p>0.102564102564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34]/([.B34]+[.C34])" office:value-type="float" office:value="0.0540540540540541" calcext:value-type="float">
            <text:p>0.05405405405405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5]/([.B35]+[.C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36]/([.B36]+[.C36])" office:value-type="float" office:value="0.125" calcext:value-type="float">
            <text:p>0.12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7]/([.B37]+[.C37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8]/([.B38]+[.C38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39]/([.B39]+[.C39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C40]/([.B40]+[.C40])" office:value-type="float" office:value="0.128205128205128" calcext:value-type="float">
            <text:p>0.1282051282051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41]/([.B41]+[.C41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42]/([.B42]+[.C42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43]/([.B43]+[.C43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/([.B44]+[.C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45]/([.B45]+[.C45])" office:value-type="float" office:value="0.0857142857142857" calcext:value-type="float">
            <text:p>0.0857142857142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46]/([.B46]+[.C46])" office:value-type="float" office:value="0.0857142857142857" calcext:value-type="float">
            <text:p>0.08571428571428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47]/([.B47]+[.C47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48]/([.B48]+[.C48])" office:value-type="float" office:value="0.0857142857142857" calcext:value-type="float">
            <text:p>0.08571428571428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C49]/([.B49]+[.C49])" office:value-type="float" office:value="0.0882352941176471" calcext:value-type="float">
            <text:p>0.08823529411764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50]/([.B50]+[.C50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/([.B51]+[.C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52]/([.B52]+[.C52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53]/([.B53]+[.C53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/([.B54]+[.C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55]/([.B55]+[.C55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6]/([.B56]+[.C56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57]/([.B57]+[.C57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58]/([.B58]+[.C58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59]/([.B59]+[.C59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60]/([.B60]+[.C60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61]/([.B61]+[.C61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62]/([.B62]+[.C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63]/([.B63]+[.C63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64]/([.B64]+[.C64])" office:value-type="float" office:value="0.0967741935483871" calcext:value-type="float">
            <text:p>0.09677419354838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65]/([.B65]+[.C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66]/([.B66]+[.C66])" office:value-type="float" office:value="0.151515151515152" calcext:value-type="float">
            <text:p>0.151515151515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67]/([.B67]+[.C67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68]/([.B68]+[.C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69]/([.B69]+[.C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C70]/([.B70]+[.C70])"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C71]/([.B71]+[.C71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72]/([.B72]+[.C7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73]/([.B73]+[.C73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74]/([.B74]+[.C74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75]/([.B75]+[.C75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76]/([.B76]+[.C76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77]/([.B77]+[.C77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C78]/([.B78]+[.C78])" office:value-type="float" office:value="0.107142857142857" calcext:value-type="float">
            <text:p>0.1071428571428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79]/([.B79]+[.C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0]/([.B80]+[.C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81]/([.B81]+[.C81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82]/([.B82]+[.C82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83]/([.B83]+[.C83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84]/([.B84]+[.C84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85]/([.B85]+[.C85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6]/([.B86]+[.C86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7]/([.B87]+[.C87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88]/([.B88]+[.C88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9]/([.B89]+[.C89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90]/([.B90]+[.C90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91]/([.B91]+[.C91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92]/([.B92]+[.C9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3]/([.B93]+[.C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94]/([.B94]+[.C94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5]/([.B95]+[.C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96]/([.B96]+[.C96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97]/([.B97]+[.C97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98]/([.B98]+[.C98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99]/([.B99]+[.C99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00]/([.B100]+[.C100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01]/([.B101]+[.C101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2]/([.B102]+[.C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3]/([.B103]+[.C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04]/([.B104]+[.C104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105]/([.B105]+[.C105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06]/([.B106]+[.C106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07]/([.B107]+[.C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108]/([.B108]+[.C10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09]/([.B109]+[.C109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0]/([.B110]+[.C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1]/([.B111]+[.C111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2]/([.B112]+[.C112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13]/([.B113]+[.C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14]/([.B114]+[.C114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5]/([.B115]+[.C115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6]/([.B116]+[.C116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7]/([.B117]+[.C117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8]/([.B118]+[.C118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19]/([.B119]+[.C119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120]/([.B120]+[.C120])" office:value-type="float" office:value="0.157894736842105" calcext:value-type="float">
            <text:p>0.1578947368421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]/([.B121]+[.C121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]/([.B122]+[.C122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3]/([.B123]+[.C123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24]/([.B124]+[.C124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25]/([.B125]+[.C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26]/([.B126]+[.C126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7]/([.B127]+[.C127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28]/([.B128]+[.C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29]/([.B129]+[.C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30]/([.B130]+[.C130])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1]/([.B131]+[.C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2]/([.B132]+[.C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33]/([.B133]+[.C133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34]/([.B134]+[.C134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35]/([.B135]+[.C135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36]/([.B136]+[.C136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7]/([.B137]+[.C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8]/([.B138]+[.C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9]/([.B139]+[.C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0]/([.B140]+[.C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41]/([.B141]+[.C141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42]/([.B142]+[.C142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43]/([.B143]+[.C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44]/([.B144]+[.C144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45]/([.B145]+[.C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46]/([.B146]+[.C146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47]/([.B147]+[.C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48]/([.B148]+[.C148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49]/([.B149]+[.C149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50]/([.B150]+[.C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51]/([.B151]+[.C151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52]/([.B152]+[.C152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53]/([.B153]+[.C153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54]/([.B154]+[.C154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55]/([.B155]+[.C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56]/([.B156]+[.C156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57]/([.B157]+[.C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58]/([.B158]+[.C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59]/([.B159]+[.C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0]/([.B160]+[.C160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61]/([.B161]+[.C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2]/([.B162]+[.C162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63]/([.B163]+[.C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64]/([.B164]+[.C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65]/([.B165]+[.C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66]/([.B166]+[.C166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67]/([.B167]+[.C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68]/([.B168]+[.C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69]/([.B169]+[.C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70]/([.B170]+[.C170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71]/([.B171]+[.C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72]/([.B172]+[.C172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73]/([.B173]+[.C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74]/([.B174]+[.C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75]/([.B175]+[.C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76]/([.B176]+[.C176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77]/([.B177]+[.C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78]/([.B178]+[.C178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79]/([.B179]+[.C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80]/([.B180]+[.C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81]/([.B181]+[.C181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82]/([.B182]+[.C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3]/([.B183]+[.C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4]/([.B184]+[.C184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5]/([.B185]+[.C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6]/([.B186]+[.C186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7]/([.B187]+[.C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8]/([.B188]+[.C188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9]/([.B189]+[.C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0]/([.B190]+[.C190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1]/([.B191]+[.C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2]/([.B192]+[.C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3]/([.B193]+[.C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4]/([.B194]+[.C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5]/([.B195]+[.C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96]/([.B196]+[.C19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7]/([.B197]+[.C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8]/([.B198]+[.C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9]/([.B199]+[.C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0]/([.B200]+[.C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1]/([.B201]+[.C201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6:12:37.527000000</dc:date>
    <meta:editing-duration>PT1M33S</meta:editing-duration>
    <meta:editing-cycles>1</meta:editing-cycles>
    <meta:document-statistic meta:table-count="1" meta:cell-count="801" meta:object-count="1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2cm" svg:y="3.703cm" style:legend-expansion="high" chart:style-name="ch2"/>
        <chart:plot-area chart:style-name="ch3" table:cell-range-address="liar_witness_199.A2:liar_witness_199.D201" chart:data-source-has-labels="both" svg:x="0.32cm" svg:y="0.18cm" svg:width="12.032cm" svg:height="8.64cm">
          <chart:coordinate-region svg:x="1.127cm" svg:y="0.301cm" svg:width="10.497cm" svg:height="7.516cm"/>
          <chart:axis chart:dimension="x" chart:name="primary-x" chart:style-name="ch4" chartooo:axis-type="auto">
            <chartooo:date-scale/>
            <chart:categories table:cell-range-address="liar_witness_199.A3:liar_witness_199.A20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ar_witness_199.B3:liar_witness_199.B201" chart:label-cell-address="liar_witness_199.B2:liar_witness_199.B2" chart:class="chart:bar">
            <chart:data-point chart:repeated="199"/>
          </chart:series>
          <chart:series chart:attached-axis="primary-y" chart:style-name="ch9" chart:values-cell-range-address="liar_witness_199.C3:liar_witness_199.C201" chart:label-cell-address="liar_witness_199.C2:liar_witness_199.C2" chart:class="chart:bar">
            <chart:data-point chart:repeated="199"/>
          </chart:series>
          <chart:series chart:attached-axis="secondary-y" chart:style-name="ch10" chart:values-cell-range-address="liar_witness_199.D3:liar_witness_199.D201" chart:label-cell-address="liar_witness_199.D2:liar_witness_199.D2" chart:class="chart:line"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ths</text:p>
                <draw:g>
                  <svg:desc>liar_witness_199.B2:liar_witness_199.B2</svg:desc>
                </draw:g>
              </table:table-cell>
              <table:table-cell office:value-type="string">
                <text:p>lies</text:p>
                <draw:g>
                  <svg:desc>liar_witness_199.C2:liar_witness_199.C2</svg:desc>
                </draw:g>
              </table:table-cell>
              <table:table-cell office:value-type="string">
                <text:p>Relative Lies</text:p>
                <draw:g>
                  <svg:desc>liar_witness_199.D2:liar_witness_199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ar_witness_199.A3:liar_witness_199.A201</svg:desc>
                </draw:g>
              </table:table-cell>
              <table:table-cell office:value-type="float" office:value="45">
                <text:p>45</text:p>
                <draw:g>
                  <svg:desc>liar_witness_199.B3:liar_witness_199.B201</svg:desc>
                </draw:g>
              </table:table-cell>
              <table:table-cell office:value-type="float" office:value="54">
                <text:p>54</text:p>
                <draw:g>
                  <svg:desc>liar_witness_199.C3:liar_witness_199.C201</svg:desc>
                </draw:g>
              </table:table-cell>
              <table:table-cell office:value-type="float" office:value="0.545454545454545">
                <text:p>0.545454545454545</text:p>
                <draw:g>
                  <svg:desc>liar_witness_199.D3:liar_witness_199.D2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0930232558139535">
                <text:p>0.09302325581395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882352941176471">
                <text:p>0.08823529411764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